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Fira Mono" svg:font-family="'Fira Mono', 'Andale Mono', Consolas, monospace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891cm" table:align="margins"/>
    </style:style>
    <style:style style:name="Tabela1.A" style:family="table-column">
      <style:table-column-properties style:column-width="5.953cm" style:rel-column-width="20651*"/>
    </style:style>
    <style:style style:name="Tabela1.B" style:family="table-column">
      <style:table-column-properties style:column-width="12.938cm" style:rel-column-width="4488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 fo:text-align="center" style:justify-single-word="false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 fo:text-align="center" style:justify-single-word="false"/>
      <style:text-properties fo:color="#000000" style:font-name="Times New Roman" fo:font-size="12pt" fo:font-weight="normal" fo:background-color="#1e1e1e" style:font-name-asian="Lucida Console" style:font-size-asian="12pt" style:font-name-complex="Lucida Console" style:font-size-complex="12pt"/>
    </style:style>
    <style:style style:name="P7" style:family="paragraph" style:parent-style-name="Standard">
      <style:paragraph-properties style:line-height-at-least="0.503cm"/>
      <style:text-properties fo:font-variant="normal" fo:text-transform="none" fo:color="#000000" style:font-name="Times New Roman" fo:font-size="10.5pt" fo:letter-spacing="normal" fo:font-style="normal" fo:font-weight="normal" fo:background-color="#ffffff"/>
    </style:style>
    <style:style style:name="P8" style:family="paragraph" style:parent-style-name="Standard">
      <style:paragraph-properties style:line-height-at-least="0.503cm"/>
      <style:text-properties fo:font-variant="normal" fo:text-transform="none" fo:color="#444444" style:font-name="SFMono-Regular" fo:font-size="9.75pt" fo:letter-spacing="normal" fo:font-style="normal" fo:font-weight="normal" fo:background-color="#ffffff"/>
    </style:style>
    <style:style style:name="P9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top="0cm" fo:margin-bottom="0.499cm" style:line-height-at-least="0.503cm"/>
    </style:style>
    <style:style style:name="P12" style:family="paragraph" style:parent-style-name="Standard">
      <style:paragraph-properties style:line-height-at-least="0.503cm" fo:text-align="center" style:justify-single-word="false" fo:background-color="#ffffff">
        <style:background-image/>
      </style:paragraph-properties>
      <style:text-properties fo:color="#000000" style:font-name="Times New Roman" fo:font-size="12pt" fo:font-weight="normal" fo:background-color="#ffffff" style:font-size-asian="12pt" style:font-size-complex="12pt"/>
    </style:style>
    <style:style style:name="P13" style:family="paragraph" style:parent-style-name="Standard">
      <style:paragraph-properties style:line-height-at-least="0.503cm" fo:text-align="center" style:justify-single-word="false" fo:background-color="#ffffff">
        <style:background-image/>
      </style:paragraph-properties>
      <style:text-properties fo:color="#000000" style:font-name="Times New Roman" fo:font-size="12pt" fo:font-weight="normal" fo:background-color="#ffffff" style:font-name-asian="Lucida Console" style:font-size-asian="12pt" style:font-name-complex="Lucida Console" style:font-size-complex="12pt"/>
    </style:style>
    <style:style style:name="P14" style:family="paragraph" style:parent-style-name="Preformatted_20_Text">
      <style:paragraph-properties style:line-height-at-least="0.503cm" fo:text-align="center" style:justify-single-word="false" fo:background-color="#ffffff">
        <style:background-image/>
      </style:paragraph-properties>
      <style:text-properties fo:font-variant="normal" fo:text-transform="none" fo:color="#000000" style:font-name="SFMono-Regular" fo:font-size="10.5pt" fo:letter-spacing="normal" fo:font-style="normal" fo:font-weight="normal" fo:background-color="#ffffff" style:font-size-asian="12pt" style:font-size-complex="12pt"/>
    </style:style>
    <style:style style:name="P15" style:family="paragraph" style:parent-style-name="Preformatted_20_Text">
      <style:paragraph-properties style:line-height-at-least="0.503cm"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#ffffff" style:font-size-asian="12pt" style:font-size-complex="12pt"/>
    </style:style>
    <style:style style:name="P16" style:family="paragraph" style:parent-style-name="Table_20_Contents">
      <style:paragraph-properties style:line-height-at-least="0.503cm" fo:text-align="center" style:justify-single-word="false" fo:background-color="#ffffff">
        <style:background-image/>
      </style:paragraph-properties>
      <style:text-properties fo:color="#000000" style:font-name="Times New Roman" fo:font-size="12pt" fo:font-weight="normal" fo:background-color="#ffffff" style:font-size-asian="12pt" style:font-size-complex="12pt"/>
    </style:style>
    <style:style style:name="P17" style:family="paragraph" style:parent-style-name="Preformatted_20_Text">
      <style:paragraph-properties style:line-height-at-least="0.503cm"/>
      <style:text-properties fo:font-variant="normal" fo:text-transform="none" fo:color="#ffffff" style:font-name="SFMono-Regular" fo:font-size="10.5pt" fo:letter-spacing="normal" fo:font-style="normal" fo:font-weight="normal" fo:background-color="#ffffff"/>
    </style:style>
    <style:style style:name="P18" style:family="paragraph" style:parent-style-name="Preformatted_20_Text">
      <style:paragraph-properties fo:margin-top="0cm" fo:margin-bottom="0cm" style:line-height-at-least="0.529cm" fo:text-align="start" style:justify-single-word="false" fo:orphans="2" fo:widows="2" fo:background-color="#282c34" fo:padding="0cm" fo:border="none">
        <style:background-image/>
      </style:paragraph-properties>
      <style:text-properties fo:font-variant="normal" fo:text-transform="none" fo:color="#fc929e" fo:letter-spacing="normal"/>
    </style:style>
    <style:style style:name="P19" style:family="paragraph" style:parent-style-name="Preformatted_20_Text">
      <style:paragraph-properties fo:margin-top="0cm" fo:margin-bottom="0cm" style:line-height-at-least="0.529cm" fo:text-align="start" style:justify-single-word="false" fo:orphans="2" fo:widows="2" fo:background-color="#282c34" fo:padding="0cm" fo:border="none">
        <style:background-image/>
      </style:paragraph-properties>
      <style:text-properties fo:font-variant="normal" fo:text-transform="none" fo:color="#5fb3b3" style:font-name="SFMono-Regular" fo:font-size="10.5pt" fo:letter-spacing="normal" fo:font-style="normal" fo:font-weight="normal"/>
    </style:style>
    <style:style style:name="P20" style:family="paragraph" style:parent-style-name="Preformatted_20_Text">
      <style:paragraph-properties style:line-height-at-least="0.503cm" fo:background-color="#333333">
        <style:background-image/>
      </style:paragraph-properties>
      <style:text-properties fo:font-variant="normal" fo:text-transform="none" fo:color="#fc929e" style:font-name="SFMono-Regular" fo:font-size="10.5pt" fo:letter-spacing="normal" fo:font-style="normal" fo:font-weight="normal" fo:background-color="#ffffff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24" style:family="paragraph" style:parent-style-name="Table_20_Contents">
      <style:paragraph-properties style:line-height-at-least="0.503cm" fo:text-align="center" style:justify-single-word="false" fo:background-color="#ff9999">
        <style:background-image/>
      </style:paragraph-properties>
      <style:text-properties fo:color="#000000" style:font-name="Times New Roman" fo:font-size="12pt" fo:font-weight="normal" fo:background-color="#ffffff" style:font-size-asian="12pt" style:font-size-complex="12pt"/>
    </style:style>
    <style:style style:name="P25" style:family="paragraph" style:parent-style-name="Table_20_Contents">
      <style:paragraph-properties fo:text-align="center" style:justify-single-word="false" fo:background-color="#ff9999">
        <style:background-image/>
      </style:paragraph-properties>
    </style:style>
    <style:style style:name="P26" style:family="paragraph" style:parent-style-name="Standard">
      <style:paragraph-properties style:line-height-at-least="0.503cm" fo:text-align="center" style:justify-single-word="false" fo:background-color="#ff9999">
        <style:background-image/>
      </style:paragraph-properties>
      <style:text-properties fo:color="#000000" style:font-name="Times New Roman" fo:font-size="12pt" fo:font-weight="normal" fo:background-color="#ffffff" style:font-size-asian="12pt" style:font-size-complex="12pt"/>
    </style:style>
    <style:style style:name="T1" style:family="text">
      <style:text-properties fo:color="#9cdcfe"/>
    </style:style>
    <style:style style:name="T2" style:family="text">
      <style:text-properties fo:color="#ce9178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fo:color="#dcdcaa"/>
    </style:style>
    <style:style style:name="T6" style:family="text">
      <style:text-properties fo:color="#808080"/>
    </style:style>
    <style:style style:name="T7" style:family="text">
      <style:text-properties fo:color="#4ec9b0"/>
    </style:style>
    <style:style style:name="T8" style:family="text">
      <style:text-properties fo:font-variant="normal" fo:text-transform="none" style:font-name="SFMono-Regular" fo:font-size="9.75pt" fo:letter-spacing="normal" fo:font-style="normal"/>
    </style:style>
    <style:style style:name="T9" style:family="text">
      <style:text-properties fo:font-variant="normal" fo:text-transform="none" fo:color="#c586c0" fo:letter-spacing="normal" fo:font-style="normal"/>
    </style:style>
    <style:style style:name="T10" style:family="text">
      <style:text-properties fo:font-variant="normal" fo:text-transform="none" fo:color="#c586c0" style:font-name="SFMono-Regular" fo:font-size="9.75pt" fo:letter-spacing="normal" fo:font-style="normal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font-variant="normal" fo:text-transform="none" fo:color="#ce9178" fo:letter-spacing="normal" fo:font-style="normal"/>
    </style:style>
    <style:style style:name="T13" style:family="text">
      <style:text-properties fo:font-variant="normal" fo:text-transform="none" fo:color="#ce9178" style:font-name="SFMono-Regular" fo:font-size="9.75pt" fo:letter-spacing="normal" fo:font-style="normal"/>
    </style:style>
    <style:style style:name="T14" style:family="text">
      <style:text-properties fo:font-variant="normal" fo:text-transform="none" style:font-name="Fira Mono" fo:letter-spacing="normal" fo:font-style="normal"/>
    </style:style>
    <style:style style:name="T15" style:family="text">
      <style:text-properties fo:color="#444444" fo:font-size="9.75pt"/>
    </style:style>
    <style:style style:name="T16" style:family="text">
      <style:text-properties style:font-name="SFMono-Regular" fo:font-size="10.5pt" fo:font-style="normal" fo:font-weight="normal"/>
    </style:style>
    <style:style style:name="T17" style:family="text">
      <style:text-properties fo:color="#5fb3b3" style:font-name="SFMono-Regular" fo:font-size="10.5pt" fo:font-style="normal" fo:font-weight="normal"/>
    </style:style>
    <style:style style:name="T18" style:family="text">
      <style:text-properties fo:color="#5fb3b3" fo:font-size="9.75pt"/>
    </style:style>
    <style:style style:name="T19" style:family="text">
      <style:text-properties fo:color="#c5a5c5" style:font-name="SFMono-Regular" fo:font-size="10.5pt" fo:font-style="normal" fo:font-weight="normal"/>
    </style:style>
    <style:style style:name="T20" style:family="text">
      <style:text-properties fo:color="#c5a5c5" fo:font-size="9.75pt"/>
    </style:style>
    <style:style style:name="T21" style:family="text">
      <style:text-properties fo:color="#8dc891" fo:font-size="9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ALACJA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1">$ create-react-app &lt;folder_name&gt;</text:p>
            <text:p text:style-name="P21"/>
            <text:p text:style-name="P21">{}package.json</text:p>
            <text:p text:style-name="P21"/>
            <text:p text:style-name="P21"/>
            <text:p text:style-name="P21"/>
            <text:p text:style-name="P21"/>
            <text:p text:style-name="P21"/>
            <text:p text:style-name="P21"><text:s/></text:p>
            <text:p text:style-name="P21"/>
            <text:p text:style-name="P21">$ npm start </text:p>
            <text:p text:style-name="P21"/>
            <text:p text:style-name="P25">ROUTER</text:p>
            <text:p text:style-name="P21"/>
            <text:p text:style-name="P21">$ npm install react-router-dom</text:p>
            <text:p text:style-name="P21"/>
            <text:p text:style-name="P21">//index.js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<text:soft-page-break/></text:p>
            <text:p text:style-name="P21"/>
            <text:p text:style-name="P21">//Home/index.js</text:p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/>
            <text:p text:style-name="P21">//Header/index.js</text:p>
            <text:p text:style-name="P21">{Link}</text:p>
            <text:p text:style-name="P2"><text:span text:style-name="T3">import</text:span> {<text:span text:style-name="T1">Link</text:span>} <text:span text:style-name="T3">from</text:span> <text:span text:style-name="T2">'react-router-dom'</text:span>;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6">SASS:</text:p>
            <text:p text:style-name="P12"/>
            <text:p text:style-name="P13">npm install node-sass</text:p>
            <text:p text:style-name="P6"/>
            <text:p text:style-name="P24">Bootstrap:</text:p>
            <text:p text:style-name="P16"/>
            <text:p text:style-name="P16"><text:span text:style-name="T11">npm install --save bootstrap</text:span> </text:p>
            <text:p text:style-name="P16">or </text:p>
            <text:p text:style-name="P14">npm install react-bootstrap bootstrap</text:p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</text:p>
            <text:p text:style-name="P16"/>
            <text:p text:style-name="P16"/>
            <text:p text:style-name="P16"/>
            <text:p text:style-name="P16"/>
            <text:p text:style-name="P15">npm install react-bootstrap bootstrap</text:p>
            <text:p text:style-name="P16"/>
            <text:p text:style-name="P16"/>
            <text:p text:style-name="P16">fonts</text:p>
            <text:p text:style-name="P16"/>
            <text:p text:style-name="P16"/>
            <text:p text:style-name="P16"><text:span text:style-name="T14">npm install react-responsive-carousel --save</text:span> </text:p>
          </table:table-cell>
          <table:table-cell table:style-name="Tabela1.B1" office:value-type="string">
            <text:p text:style-name="P22">Utworzenie aplikacji w nowym katalogu </text:p>
            <text:p text:style-name="P22"/>
            <text:p text:style-name="P23"/>
            <text:p text:style-name="P23"/>
            <text:p text:style-name="P3"><text:span text:style-name="T1">"scripts"</text:span>: {</text:p>
            <text:p text:style-name="P1"><text:span text:style-name="T1">"start"</text:span>: <text:span text:style-name="T2">"set PORT=3001 &amp;&amp; react-scripts start"</text:span>,</text:p>
            <text:p text:style-name="P1"><text:span text:style-name="T1">"build"</text:span>: <text:span text:style-name="T2">"react-scripts build"</text:span>,</text:p>
            <text:p text:style-name="P1"><text:span text:style-name="T1">"test"</text:span>: <text:span text:style-name="T2">"react-scripts test"</text:span>,</text:p>
            <text:p text:style-name="P1"><text:span text:style-name="T1">"eject"</text:span>: <text:span text:style-name="T2">"react-scripts eject"</text:span></text:p>
            <text:p text:style-name="P1">},</text:p>
            <text:p text:style-name="P23"/>
            <text:p text:style-name="P23"/>
            <text:p text:style-name="P23">Uruchomienie projektu na serwerze developerskim</text:p>
            <text:p text:style-name="P23"/>
            <text:p text:style-name="P23">//index.js</text:p>
            <text:p text:style-name="P23"/>
            <text:p text:style-name="P3"><text:span text:style-name="T3">import</text:span> <text:span text:style-name="T1">React</text:span> <text:span text:style-name="T3">from</text:span> <text:span text:style-name="T2">'react'</text:span>;</text:p>
            <text:p text:style-name="P1"><text:span text:style-name="T3">import</text:span> <text:span text:style-name="T1">ReactDOM</text:span> <text:span text:style-name="T3">from</text:span> <text:span text:style-name="T2">'react-dom'</text:span>;</text:p>
            <text:p text:style-name="P1"><text:span text:style-name="T3">import</text:span> { <text:span text:style-name="T1">BrowserRouter</text:span>, <text:span text:style-name="T1">Route</text:span> } <text:span text:style-name="T3">from</text:span> <text:span text:style-name="T2">'react-router-dom'</text:span>;</text:p>
            <text:p text:style-name="P1"><text:span text:style-name="T3">import</text:span> <text:span text:style-name="T2">'./index.css'</text:span>;</text:p>
            <text:p text:style-name="P4"/>
            <text:p text:style-name="P1"><text:span text:style-name="T3">import</text:span> <text:span text:style-name="T1">Header</text:span> <text:span text:style-name="T3">from</text:span> <text:span text:style-name="T2">'./layout/Header/index'</text:span>;</text:p>
            <text:p text:style-name="P1"><text:span text:style-name="T3">import</text:span> <text:span text:style-name="T1">Footer</text:span> <text:span text:style-name="T3">from</text:span> <text:span text:style-name="T2">'./layout/Footer/index'</text:span>;</text:p>
            <text:p text:style-name="P4"/>
            <text:p text:style-name="P1"><text:span text:style-name="T3">import</text:span> <text:span text:style-name="T1">Home</text:span> <text:span text:style-name="T3">from</text:span> <text:span text:style-name="T2">'./pages/Home/index'</text:span></text:p>
            <text:p text:style-name="P1"><text:span text:style-name="T3">import</text:span> <text:span text:style-name="T1">About</text:span> <text:span text:style-name="T3">from</text:span> <text:span text:style-name="T2">'./pages/About/index'</text:span>;</text:p>
            <text:p text:style-name="P1"><text:span text:style-name="T3">import</text:span> <text:span text:style-name="T1">Contact</text:span> <text:span text:style-name="T3">from</text:span> <text:span text:style-name="T2">'./pages/Contact/index'</text:span>;</text:p>
            <text:p text:style-name="P4"/>
            <text:p text:style-name="P1"><text:span text:style-name="T3">import</text:span> <text:span text:style-name="T4">*</text:span> <text:span text:style-name="T3">as</text:span> <text:span text:style-name="T1">serviceWorker</text:span> <text:span text:style-name="T3">from</text:span> <text:span text:style-name="T2">'./serviceWorker'</text:span>;</text:p>
            <text:p text:style-name="P11"/>
            <text:p text:style-name="P1"><text:span text:style-name="T1">ReactDOM</text:span>.<text:span text:style-name="T5">render</text:span>(<text:span text:style-name="T6">&lt;</text:span><text:span text:style-name="T7">Home</text:span> <text:span text:style-name="T6">/&gt;</text:span>, <text:span text:style-name="T1">document</text:span>.<text:span text:style-name="T5">getElementById</text:span>(<text:span text:style-name="T2">'root'</text:span>));</text:p>
            <text:p text:style-name="P5"/>
            <text:p text:style-name="P1"><text:span text:style-name="T1">serviceWorker</text:span>.<text:span text:style-name="T5">unregister</text:span>();</text:p>
            <text:p text:style-name="P4"/>
            <text:p text:style-name="P1"><text:span text:style-name="T1">ReactDOM</text:span>.<text:span text:style-name="T5">render</text:span>(</text:p>
            <text:p text:style-name="P1"><text:span text:style-name="T6">&lt;</text:span><text:span text:style-name="T7">BrowserRouter</text:span><text:span text:style-name="T6">&gt;</text:span></text:p>
            <text:p text:style-name="P1"><text:span text:style-name="T6">&lt;</text:span><text:span text:style-name="T4">div</text:span><text:span text:style-name="T6">&gt;</text:span></text:p>
            <text:p text:style-name="P1"><text:span text:style-name="T6">&lt;</text:span><text:span text:style-name="T7">Header</text:span><text:span text:style-name="T6">/&gt;</text:span></text:p>
            <text:p text:style-name="P1"><text:span text:style-name="T6">&lt;</text:span><text:span text:style-name="T7">Route</text:span> <text:span text:style-name="T1">exact</text:span> <text:span text:style-name="T1">path</text:span>=<text:span text:style-name="T2">'/'</text:span> <text:span text:style-name="T1">component</text:span>=<text:span text:style-name="T4">{</text:span><text:span text:style-name="T1">Home</text:span><text:span text:style-name="T4">}</text:span> <text:span text:style-name="T6">/&gt;</text:span></text:p>
            <text:p text:style-name="P1"><text:span text:style-name="T6">&lt;</text:span><text:span text:style-name="T7">Route</text:span> <text:span text:style-name="T1">path</text:span>=<text:span text:style-name="T2">'/about'</text:span> <text:span text:style-name="T1">component</text:span>=<text:span text:style-name="T4">{</text:span><text:span text:style-name="T1">About</text:span><text:span text:style-name="T4">}</text:span> <text:span text:style-name="T6">/&gt;</text:span></text:p>
            <text:p text:style-name="P1"><text:span text:style-name="T6">&lt;</text:span><text:span text:style-name="T7">Route</text:span> <text:span text:style-name="T1">path</text:span>=<text:span text:style-name="T2">'/contact'</text:span> <text:span text:style-name="T1">component</text:span>=<text:span text:style-name="T4">{</text:span><text:span text:style-name="T1">Contact</text:span><text:span text:style-name="T4">}</text:span> <text:span text:style-name="T6">/&gt;</text:span></text:p>
            <text:p text:style-name="P1"><text:span text:style-name="T6">&lt;</text:span><text:span text:style-name="T7">Footer</text:span><text:span text:style-name="T6">/&gt;</text:span></text:p>
            <text:p text:style-name="P1"><text:span text:style-name="T6">&lt;/</text:span><text:span text:style-name="T4">div</text:span><text:span text:style-name="T6">&gt;</text:span></text:p>
            <text:p text:style-name="P1"><text:span text:style-name="T6">&lt;/</text:span><text:span text:style-name="T7">BrowserRouter</text:span><text:span text:style-name="T6">&gt;</text:span>,</text:p>
            <text:p text:style-name="P1"><text:span text:style-name="T1">document</text:span>.<text:span text:style-name="T5">getElementById</text:span>(<text:span text:style-name="T2">'root'</text:span>)</text:p>
            <text:p text:style-name="P1">);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3"><text:soft-page-break/><text:span text:style-name="T3">import</text:span> <text:span text:style-name="T1">React</text:span>, { <text:span text:style-name="T1">Component</text:span> } <text:span text:style-name="T3">from</text:span> <text:span text:style-name="T2">'react'</text:span>;</text:p>
            <text:p text:style-name="P1"><text:span text:style-name="T3">import</text:span> <text:span text:style-name="T2">'./style.scss'</text:span>;</text:p>
            <text:p text:style-name="P4"/>
            <text:p text:style-name="P1"><text:span text:style-name="T4">class</text:span> <text:span text:style-name="T7">Home</text:span> <text:span text:style-name="T4">extends</text:span> <text:span text:style-name="T7">Component</text:span> {</text:p>
            <text:p text:style-name="P1"><text:span text:style-name="T5">render</text:span>() {</text:p>
            <text:p text:style-name="P1"><text:span text:style-name="T3">return</text:span> (</text:p>
            <text:p text:style-name="P1"><text:span text:style-name="T6">&lt;</text:span><text:span text:style-name="T4">div</text:span><text:span text:style-name="T6">&gt;</text:span> HOME<text:span text:style-name="T6">&lt;/</text:span><text:span text:style-name="T4">div</text:span><text:span text:style-name="T6">&gt;</text:span></text:p>
            <text:p text:style-name="P1">);</text:p>
            <text:p text:style-name="P1">}</text:p>
            <text:p text:style-name="P1">}</text:p>
            <text:p text:style-name="P4"/>
            <text:p text:style-name="P1"><text:span text:style-name="T3">export</text:span> <text:span text:style-name="T3">default</text:span> <text:span text:style-name="T1">Home</text:span>;</text:p>
            <text:p text:style-name="P1"/>
            <text:p text:style-name="P1"/>
            <text:p text:style-name="P1"/>
            <text:p text:style-name="P4"/>
            <text:p text:style-name="P1"><text:span text:style-name="T3">import</text:span> <text:span text:style-name="T1">React</text:span>, { <text:span text:style-name="T1">Component</text:span> } <text:span text:style-name="T3">from</text:span> <text:span text:style-name="T2">'react'</text:span>;</text:p>
            <text:p text:style-name="P1"><text:span text:style-name="T3">import</text:span> {<text:span text:style-name="T1">Link</text:span>} <text:span text:style-name="T3">from</text:span> <text:span text:style-name="T2">'react-router-dom'</text:span>;</text:p>
            <text:p text:style-name="P1"><text:span text:style-name="T3">import</text:span> <text:span text:style-name="T2">'./style.scss'</text:span>;</text:p>
            <text:p text:style-name="P4"/>
            <text:p text:style-name="P1"><text:span text:style-name="T4">class</text:span> <text:span text:style-name="T7">Header</text:span> <text:span text:style-name="T4">extends</text:span> <text:span text:style-name="T7">Component</text:span> {</text:p>
            <text:p text:style-name="P1"><text:span text:style-name="T5">render</text:span>() {</text:p>
            <text:p text:style-name="P1"><text:span text:style-name="T3">return</text:span> (</text:p>
            <text:p text:style-name="P1"><text:span text:style-name="T6">&lt;</text:span><text:span text:style-name="T4">div</text:span> <text:span text:style-name="T1">className</text:span>=<text:span text:style-name="T2">"main-nav"</text:span><text:span text:style-name="T6">&gt;</text:span></text:p>
            <text:p text:style-name="P1"><text:span text:style-name="T6">&lt;</text:span><text:span text:style-name="T7">Link</text:span> <text:span text:style-name="T1">to</text:span>=<text:span text:style-name="T2">"/"</text:span><text:span text:style-name="T6">&gt;</text:span>HOME<text:span text:style-name="T6">&lt;/</text:span><text:span text:style-name="T7">Link</text:span><text:span text:style-name="T6">&gt;</text:span></text:p>
            <text:p text:style-name="P1"><text:span text:style-name="T6">&lt;</text:span><text:span text:style-name="T7">Link</text:span> <text:span text:style-name="T1">to</text:span>=<text:span text:style-name="T2">"/about"</text:span><text:span text:style-name="T6">&gt;ABOUT&lt;/</text:span><text:span text:style-name="T7">Link</text:span><text:span text:style-name="T6">&gt;</text:span></text:p>
            <text:p text:style-name="P1"><text:span text:style-name="T6">&lt;</text:span><text:span text:style-name="T7">Link</text:span> <text:span text:style-name="T1">to</text:span>=<text:span text:style-name="T2">"/contact"</text:span><text:span text:style-name="T6">&gt;CONTACT&lt;/</text:span><text:span text:style-name="T7">Link</text:span><text:span text:style-name="T6">&gt;</text:span></text:p>
            <text:p text:style-name="P1"><text:span text:style-name="T6">&lt;/</text:span><text:span text:style-name="T4">div</text:span><text:span text:style-name="T6">&gt;</text:span></text:p>
            <text:p text:style-name="P1">);</text:p>
            <text:p text:style-name="P1">}</text:p>
            <text:p text:style-name="P1">}</text:p>
            <text:p text:style-name="P4"/>
            <text:p text:style-name="P1"><text:span text:style-name="T3">export</text:span> <text:span text:style-name="T3">default</text:span> <text:span text:style-name="T1">Header</text:span>;</text:p>
            <text:p text:style-name="P1"/>
            <text:p text:style-name="P7">//index.js</text:p>
            <text:p text:style-name="P1"><text:span text:style-name="T9">import</text:span><text:span text:style-name="T11"> </text:span><text:span text:style-name="T12">'./style.scss'</text:span><text:span text:style-name="T11">;</text:span></text:p>
            <text:p text:style-name="P7"/>
            <text:p text:style-name="P7"/>
            <text:p text:style-name="P7"/>
            <text:p text:style-name="P7">//style.scss</text:p>
            <text:p text:style-name="P1"><text:span text:style-name="T10">@import</text:span><text:span text:style-name="T8"> </text:span><text:span text:style-name="T13">'~bootstrap/scss/bootstrap.scss'</text:span><text:span text:style-name="T8">;</text:span></text:p>
            <text:p text:style-name="P8"/>
            <text:p text:style-name="P8">//index.html for css</text:p>
            <text:p text:style-name="P20"><text:span text:style-name="T18">&lt;</text:span><text:span text:style-name="T15">link</text:span></text:p>
            <text:p text:style-name="P18"><text:s text:c="2"/><text:span text:style-name="T19">rel</text:span><text:span text:style-name="T17">="</text:span><text:span text:style-name="T16">stylesheet</text:span><text:span text:style-name="T17">"</text:span></text:p>
            <text:p text:style-name="P18"><text:s text:c="2"/><text:span text:style-name="T19">href</text:span><text:span text:style-name="T17">="</text:span><text:span text:style-name="T16">https://maxcdn.bootstrapcdn.com/bootstrap/4.2.1/css/bootstrap.min.css</text:span><text:span text:style-name="T17">"</text:span></text:p>
            <text:p text:style-name="P18"><text:s text:c="2"/><text:span text:style-name="T19">integrity</text:span><text:span text:style-name="T17">="</text:span><text:span text:style-name="T16">sha384-GJzZqFGwb1QTTN6wy59ffF1BuGJpLSa9DkKMp0DgiMDm4iYMj70gZWKYbI706tWS</text:span><text:span text:style-name="T17">"</text:span></text:p>
            <text:p text:style-name="P18"><text:s text:c="2"/><text:span text:style-name="T19">crossorigin</text:span><text:span text:style-name="T17">="</text:span><text:span text:style-name="T16">anonymous</text:span><text:span text:style-name="T17">"</text:span></text:p>
            <text:p text:style-name="P19">/&gt;</text:p>
            <text:p text:style-name="P8"><text:soft-page-break/></text:p>
            <text:p text:style-name="P8"/>
            <text:p text:style-name="P8">import :</text:p>
            <text:p text:style-name="P17"><text:span text:style-name="T20">import</text:span><text:span text:style-name="T15"> </text:span><text:span text:style-name="T18">{</text:span><text:span text:style-name="T15"> Button </text:span><text:span text:style-name="T18">}</text:span><text:span text:style-name="T15"> </text:span><text:span text:style-name="T20">from</text:span><text:span text:style-name="T15"> </text:span><text:span text:style-name="T21">'react-bootstrap'</text:span><text:span text:style-name="T18">;</text:span></text:p>
            <text:p text:style-name="P8"/>
            <text:p text:style-name="P8"/>
            <text:p text:style-name="P8">www.fonts.google.com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Fira Mono" svg:font-family="'Fira Mono', 'Andale Mono', Consolas, monospace"/>
    <style:font-face style:name="SFMono-Regular" svg:font-family="SFMono-Regular, Menlo, Monaco, Consolas, 'Liberation Mono'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2cm" fo:margin-left="1.323cm" fo:margin-right="0.7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2T15:50:05.81</meta:creation-date>
    <dc:date>2019-03-13T22:24:08.42</dc:date>
    <meta:editing-duration>PT6H35M7S</meta:editing-duration>
    <meta:editing-cycles>10</meta:editing-cycles>
    <meta:generator>OpenOffice/4.1.1$Win32 OpenOffice.org_project/411m6$Build-9775</meta:generator>
    <meta:document-statistic meta:table-count="1" meta:image-count="0" meta:object-count="0" meta:page-count="3" meta:paragraph-count="93" meta:word-count="231" meta:character-count="2180"/>
  </office:meta>
</office:document-meta>
</file>